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fo:background-color="#FFF2C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fo:wrap-option="wrap" fo:background-color="#FFF2C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fo:background-color="#C9DAF8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1C1D1F"/>
    </style:style>
    <style:style style:name="ce8" style:family="table-cell" style:parent-style-name="Default" style:data-style-name="N0">
      <style:table-cell-properties style:vertical-align="top" fo:wrap-option="wrap" fo:background-color="#D9EAD3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 fo:wrap-option="wrap" fo:background-color="#FFF2C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color="#1C1D1F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1C1D1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1C1D1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1C1D1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1C1D1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19.341041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9.33979166666667cm"/>
    </style:style>
    <style:style style:name="co6" style:family="table-column">
      <style:table-column-properties fo:break-before="auto" style:column-width="4.41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28.5pt" style:use-optimal-row-height="tru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22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23.2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27pt" style:use-optimal-row-height="false" fo:break-before="auto"/>
    </style:style>
    <style:style style:name="ro18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quiremen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table:style-name="ce16"/>
          <table:table-cell office:value-type="string" table:style-name="ce16">
            <text:p>Requirements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table:style-name="ce17"/>
          <table:table-cell office:value-type="string" table:style-name="ce17">
            <text:p>Главная страница</text:p>
          </table:table-cell>
          <table:table-cell table:number-columns-repeated="25" table:style-name="ce2"/>
          <table:table-cell table:number-columns-repeated="16357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string" table:style-name="ce19">
            <office:annotation draw:style-name="a0" svg:x="8.33333333333333in" svg:y="0.75in" svg:width="3.89583333333333in" svg:height="0.59375in">
              <dc:creator/>
              <text:p><text:span text:style-name="T1">Это требование?</text:span></text:p>
              <text:p><text:span text:style-name="T1"><text:s/>-Ольга Гринёва</text:span></text:p>
            </office:annotation>
            <text:p>Перед вами система, которая позволяет создавать аккаунты новых пользователей, новые тарифы, а также привязывать тарифный план к пользователю. Также есть возможность просмотреть информацию о текущем счете пользователя.</text:p>
          </table:table-cell>
          <table:table-cell table:number-columns-repeated="25" table:style-name="ce2"/>
          <table:table-cell table:number-columns-repeated="16357"/>
        </table:table-row>
        <table:table-row table:style-name="ro3">
          <table:table-cell office:value-type="float" office:value="2" table:style-name="ce18">
            <text:p>2</text:p>
          </table:table-cell>
          <table:table-cell office:value-type="string" table:style-name="ce19">
            <text:p>На главной странице в шапке (header) содержится информация о названии сервиса Guru99 telecom, после нажатия на которую страница обновляется</text:p>
          </table:table-cell>
          <table:table-cell table:number-columns-repeated="25" table:style-name="ce2"/>
          <table:table-cell table:number-columns-repeated="16357"/>
        </table:table-row>
        <table:table-row table:style-name="ro4">
          <table:table-cell office:value-type="float" office:value="3" table:style-name="ce18">
            <text:p>3</text:p>
          </table:table-cell>
          <table:table-cell office:value-type="string" table:style-name="ce19">
            <office:annotation draw:style-name="a1" svg:x="8.33333333333333in" svg:y="1.125in" svg:width="3.89583333333333in" svg:height="1.16666666666667in">
              <dc:creator/>
              <text:p><text:span text:style-name="T1">1. Какая картинка?</text:span></text:p>
              <text:p><text:span text:style-name="T1">2. На главной странице, исходя из требований, должно быть 4 активные кнопки, но, также, в требовании указано, что должно быть 5 кнопок.</text:span></text:p>
              <text:p><text:span text:style-name="T1">Сколько активных кнопок должно быть на главной странице, 4 или 5?</text:span></text:p>
              <text:p><text:span text:style-name="T1"><text:s/>-Ольга Гринёва</text:span></text:p>
            </office:annotation>
            <text:p>На главной странице долж<text:span text:style-name="T3">ен</text:span><text:span text:style-name="T1">на</text:span><text:s/>присутствовать картинка с телефоном и 4 активные кнопки: Add Customer, Add Tariff Plan, Add Tariff Plan to Customer, Pay Billing и Delete Customer, а также описание для каждой из них. На данный момент оно выполнено в виде текста-филлера, но в следующих релизах будет обновлено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4" table:style-name="ce18">
            <text:p>4</text:p>
          </table:table-cell>
          <table:table-cell office:value-type="string" table:style-name="ce19">
            <office:annotation draw:style-name="a2" svg:x="8.33333333333333in" svg:y="1.40625in" svg:width="3.89583333333333in" svg:height="0.59375in">
              <dc:creator/>
              <text:p><text:span text:style-name="T1">При нажатии на какую кнопку пользователь должен перенаправляться на страницу с указанным действием?</text:span></text:p>
              <text:p><text:span text:style-name="T1"><text:s/>-Ольга Гринёва</text:span></text:p>
            </office:annotation>
            <text:p>При нажатии на кнопку пользователь должен перенаправляться на страницу с указанным действием</text:p>
          </table:table-cell>
          <table:table-cell table:number-columns-repeated="25" table:style-name="ce2"/>
          <table:table-cell table:number-columns-repeated="16357"/>
        </table:table-row>
        <table:table-row table:style-name="ro5">
          <table:table-cell office:value-type="float" office:value="5" table:style-name="ce18">
            <text:p>5</text:p>
          </table:table-cell>
          <table:table-cell office:value-type="string" table:style-name="ce19">
            <office:annotation draw:style-name="a3" svg:x="8.33333333333333in" svg:y="1.63541666666667in" svg:width="3.89583333333333in" svg:height="0.802083333333333in">
              <dc:creator/>
              <text:p><text:span text:style-name="T1">Какие кнопки можно вызвать с помощью бургер-меню?</text:span></text:p>
              <text:p><text:span text:style-name="T1">Требования не должны ссылаться на другие требования!</text:span></text:p>
              <text:p><text:span text:style-name="T1"><text:s/>-Ольга Гринёва</text:span></text:p>
            </office:annotation>
            <text:p>Также пользователь может вызвать эти кнопки, используя боковое гамбургер-меню. Названия кнопок и действия после нажатия должны быть такими же, как и в пунктах 3, 4.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6" table:style-name="ce18">
            <text:p>6</text:p>
          </table:table-cell>
          <table:table-cell office:value-type="string" table:style-name="ce19">
            <office:annotation draw:style-name="a4" svg:x="8.33333333333333in" svg:y="1.85416666666667in" svg:width="3.89583333333333in" svg:height="0.583333333333333in">
              <dc:creator/>
              <text:p><text:span text:style-name="T1">Кнопка X это кнопка на клавиатуре или кнопка закрытия?</text:span></text:p>
              <text:p><text:span text:style-name="T1"><text:s/>-Ольга Гринёва</text:span></text:p>
            </office:annotation>
            <text:p>Пользователь может закрыть боковое меню, нажав на любое свободное место на сайте или используя кнопку X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table:style-name="ce17"/>
          <table:table-cell office:value-type="string" table:style-name="ce17">
            <text:p>Add Customer</text:p>
          </table:table-cell>
          <table:table-cell table:number-columns-repeated="25" table:style-name="ce2"/>
          <table:table-cell table:number-columns-repeated="16357"/>
        </table:table-row>
        <table:table-row table:style-name="ro5">
          <table:table-cell office:value-type="float" office:value="1" table:style-name="ce18">
            <text:p>1</text:p>
          </table:table-cell>
          <table:table-cell office:value-type="string" table:style-name="ce19">
            <office:annotation draw:style-name="a5" svg:x="8.33333333333333in" svg:y="2.09375in" svg:width="3.89583333333333in" svg:height="1.01041666666667in">
              <dc:creator/>
              <text:p><text:span text:style-name="T1">По какому принципу работают лого и боковое меню на странице Add Customer? Т.к. после нажатия на лого в шапке на странице Add Customer  происходит переход на главную страницу, что не соответствует Т2 для главной страницы.</text:span></text:p>
              <text:p><text:span text:style-name="T1"><text:s/>-Ольга Гринёва</text:span></text:p>
            </office:annotation>
            <text:p>Для пользователя доступно лого в шапке и боковое меню, которое работает по тому же принципу, как и для главной страницы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2" table:style-name="ce18">
            <text:p>2</text:p>
          </table:table-cell>
          <table:table-cell office:value-type="string" table:style-name="ce19">
            <text:p>Под шапкой располагается название самой страницы Add Customer</text:p>
          </table:table-cell>
          <table:table-cell table:number-columns-repeated="25" table:style-name="ce2"/>
          <table:table-cell table:number-columns-repeated="16357"/>
        </table:table-row>
        <table:table-row table:style-name="ro5">
          <table:table-cell office:value-type="float" office:value="3" table:style-name="ce18">
            <text:p>3</text:p>
          </table:table-cell>
          <table:table-cell office:value-type="string" table:style-name="ce19">
            <text:p>Background Check обозначает статус пользователя. Pending - пользователь ожидает одобрения. Done - пользователь создан. Можно выбрать только один вариант</text:p>
          </table:table-cell>
          <table:table-cell table:number-columns-repeated="25" table:style-name="ce2"/>
          <table:table-cell table:number-columns-repeated="16357"/>
        </table:table-row>
        <table:table-row table:style-name="ro5">
          <table:table-cell office:value-type="float" office:value="4" table:style-name="ce18">
            <text:p>4</text:p>
          </table:table-cell>
          <table:table-cell office:value-type="string" table:style-name="ce19">
            <text:p>Billing Addres<text:span text:style-name="T3">s</text:span><text:s/>- это платежный адрес пользователя. При создании необходимо ввести First Name, Last Name, Email, Address и Mobile Number</text:p>
          </table:table-cell>
          <table:table-cell table:number-columns-repeated="25" table:style-name="ce2"/>
          <table:table-cell table:number-columns-repeated="16357"/>
        </table:table-row>
        <table:table-row table:style-name="ro5">
          <table:table-cell office:value-type="float" office:value="5" table:style-name="ce18">
            <text:p>5</text:p>
          </table:table-cell>
          <table:table-cell office:value-type="string" table:style-name="ce19">
            <office:annotation draw:style-name="a6" svg:x="8.33333333333333in" svg:y="3.04166666666667in" svg:width="3.89583333333333in" svg:height="0.697916666666667in">
              <dc:creator/>
              <text:p><text:span text:style-name="T1">В каком пункте указаны названия для полей страницы Add Customer? В пункте 3 для требований к странице Add Customer никаких названий не указано.</text:span></text:p>
              <text:p><text:span text:style-name="T1"><text:s/>-Ольга Гринёва</text:span></text:p>
            </office:annotation>
            <text:p>У каждого поля должно быть название указанное в пункте 3 и placeholder (подсказка) внутри поля для ввода, которая должна повторять название</text:p>
          </table:table-cell>
          <table:table-cell table:number-columns-repeated="25" table:style-name="ce2"/>
          <table:table-cell table:number-columns-repeated="16357"/>
        </table:table-row>
        <table:table-row table:style-name="ro5">
          <table:table-cell office:value-type="float" office:value="6" table:style-name="ce18">
            <text:p>6</text:p>
          </table:table-cell>
          <table:table-cell office:value-type="string" table:style-name="ce19">
            <office:annotation draw:style-name="a7" svg:x="8.33333333333333in" svg:y="3.40625in" svg:width="3.89583333333333in" svg:height="1.02083333333333in">
              <dc:creator/>
              <text:p><text:span text:style-name="T1">1. Какие именно поля должны быть обязательными?</text:span></text:p>
              <text:p><text:span text:style-name="T1">2. Где должно появляться всплывающее окно?</text:span></text:p>
              <text:p><text:span text:style-name="T1">3. Нужно ли нажать на кнопку Submit, чтобы появилось всплывающее окно?</text:span></text:p>
              <text:p><text:span text:style-name="T1"><text:s/>-Ольга Гринёва</text:span></text:p>
            </office:annotation>
            <text:p>Все описанные поля (пп. 3 и 4) обязательные и должны быть отмечены *. Если оставить их пустыми, то должно появиться всплывающее окно - Please fill all fields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7" table:style-name="ce18">
            <text:p>7</text:p>
          </table:table-cell>
          <table:table-cell office:value-type="string" table:style-name="ce19">
            <text:p>При выборе поля для ввода оно должно подсвечиваться голубым цветом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8" table:style-name="ce18">
            <text:p>8</text:p>
          </table:table-cell>
          <table:table-cell office:value-type="string" table:style-name="ce19">
            <office:annotation draw:style-name="a8" svg:x="8.33333333333333in" svg:y="3.6875in" svg:width="3.89583333333333in" svg:height="0.59375in">
              <dc:creator/>
              <text:p><text:span text:style-name="T1">1. Какие сообщения об ошибке должны обнуляться, где и при каких условиях они должны появляться?</text:span></text:p>
              <text:p><text:span text:style-name="T1"><text:s/>-Ольга Гринёва</text:span></text:p>
            </office:annotation>
            <text:p>Кнопка Reset обнуляет все заполненные значения и сообщения об ошибке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9" table:style-name="ce18">
            <text:p>9</text:p>
          </table:table-cell>
          <table:table-cell office:value-type="string" table:style-name="ce19">
            <text:p>Кнопка Submit сохраняет пользователя в базе</text:p>
          </table:table-cell>
          <table:table-cell table:number-columns-repeated="25" table:style-name="ce2"/>
          <table:table-cell table:number-columns-repeated="16357"/>
        </table:table-row>
        <table:table-row table:style-name="ro5">
          <table:table-cell office:value-type="float" office:value="10" table:style-name="ce18">
            <text:p>10</text:p>
          </table:table-cell>
          <table:table-cell office:value-type="string" table:style-name="ce19">
            <office:annotation draw:style-name="a9" svg:x="8.33333333333333in" svg:y="4.125in" svg:width="3.89583333333333in" svg:height="0.59375in">
              <dc:creator/>
              <text:p><text:span text:style-name="T1">1. После нажатия чего появляется информация о Customer ID?</text:span></text:p>
              <text:p><text:span text:style-name="T1"><text:s/>-Ольга Гринёва</text:span></text:p>
            </office:annotation>
            <text:p>После ее нажатия появляется информация о Customer ID, сообщение Please Note Down Your Customer ID и кнопка Home, которая возвращает пользователя на главную страницу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office:value-type="float" office:value="11" table:style-name="ce18">
            <text:p>11</text:p>
          </table:table-cell>
          <table:table-cell office:value-type="string" table:style-name="ce19">
            <office:annotation draw:style-name="a10" svg:x="8.33333333333333in" svg:y="4.34375in" svg:width="3.89583333333333in" svg:height="0.59375in">
              <dc:creator/>
              <text:p><text:span text:style-name="T1">1. Customer ID должен состоять из 6 чего (букв/цифр/знаков)?</text:span></text:p>
              <text:p><text:span text:style-name="T1"><text:s/>-Ольга Гринёва</text:span></text:p>
            </office:annotation>
            <text:p>Customer ID должен быть уникальным и состоять из 6</text:p>
          </table:table-cell>
          <table:table-cell table:number-columns-repeated="25" table:style-name="ce2"/>
          <table:table-cell table:number-columns-repeated="16357"/>
        </table:table-row>
        <table:table-row table:style-name="ro1">
          <table:table-cell table:style-name="ce17"/>
          <table:table-cell office:value-type="string" table:style-name="ce17">
            <text:p>Требования к валидациям</text:p>
          </table:table-cell>
          <table:table-cell table:number-columns-repeated="25" table:style-name="ce2"/>
          <table:table-cell table:number-columns-repeated="16357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office:annotation draw:style-name="a11" svg:x="8.33333333333333in" svg:y="3.97916666666667in" svg:width="3.89583333333333in" svg:height="2.5625in">
              <dc:creator/>
              <text:p><text:span text:style-name="T1">1. В поле First Name можно ввести только буквы, какие буквы? в каком регистре можно вводить?</text:span></text:p>
              <text:p><text:span text:style-name="T1">2. При вводе цифр, латиницы и спецсимволов - Numbers, Cyrillic and special characters are not allowed. - Почему в сообщении об ошибке должно быть написано Cyrillic , если нужно ввести латиницу?</text:span></text:p>
              <text:p><text:span text:style-name="T1">3. Если поле оставить пустым и нажать на кнопку Submit должно появиться сообщение - First Name must not be blank 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span></text:p>
              <text:p><text:span text:style-name="T1">4. Должно ли появляться сообщение об ошибке, если поле оставлено пустым, но кнопка Submit не нажата?</text:span></text:p>
              <text:p><text:span text:style-name="T1"><text:s/>-Ольга Гринёва</text:span></text:p>
            </office:annotation>
            <text:p>First Name - можно ввести только буквы. Требований к ограничению длины нет. В случае ввода цифр должно появится сообщение - Numbers are not allowed. При вводе спецсимволов - Special characters are not allowed. При вводе кириллицы - Cyrillic are not allowed. При вводе цифр, латиницы и спецсимволов - Numbers, Cyrillic and special characters are not allowed. Если поле оставить пустым и нажать на кнопку Submit должно появиться сообщение - First Name must not be blank</text:p>
          </table:table-cell>
          <table:table-cell table:number-columns-repeated="25" table:style-name="ce2"/>
          <table:table-cell table:number-columns-repeated="16357"/>
        </table:table-row>
        <table:table-row table:style-name="ro6">
          <table:table-cell office:value-type="float" office:value="2" table:style-name="ce18">
            <text:p>2</text:p>
          </table:table-cell>
          <table:table-cell office:value-type="string" table:style-name="ce19">
            <office:annotation draw:style-name="a12" svg:x="8.33333333333333in" svg:y="4.28125in" svg:width="3.89583333333333in" svg:height="2.40625in">
              <dc:creator/>
              <text:p><text:span text:style-name="T1">1. В поле Last Name можно ввести только буквы, какие буквы?</text:span></text:p>
              <text:p><text:span text:style-name="T1">2. При вводе кириллицы - Cyrillic are not allowed.- не соответствует выше указанному требованию, что можно ввести только буквы</text:span></text:p>
              <text:p><text:span text:style-name="T1">3. Если поле оставить пустым и нажать на кнопку Submit должно появиться сообщение - Last Name must not be blank 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span></text:p>
              <text:p><text:span text:style-name="T1">4. Должно ли появляться сообщение об ошибке, если поле оставлено пустым, но кнопка Submit не нажата?</text:span></text:p>
              <text:p><text:span text:style-name="T1"><text:s/>-Ольга Гринёва</text:span></text:p>
            </office:annotation>
            <text:p>Last Name - можно ввести только буквы. Требований к ограничению длины нет. В случае ввода цифр должно появится сообщение - Numbers are not allowed. При вводе спецсимволов - Special characters are not allowed. При вводе кириллицы - Cyrillic are not allowed. При вводе цифр, кириллицы и спецсимволов - Numbers, Cyrillic and special characters are not allowed. Если поле оставить пустым и нажать на кнопку Submit должно появиться сообщение - Last Name must not be blank</text:p>
          </table:table-cell>
          <table:table-cell table:number-columns-repeated="25" table:style-name="ce2"/>
          <table:table-cell table:number-columns-repeated="16357"/>
        </table:table-row>
        <table:table-row table:style-name="ro7">
          <table:table-cell office:value-type="float" office:value="3" table:style-name="ce18">
            <text:p>3</text:p>
          </table:table-cell>
          <table:table-cell office:value-type="string" table:style-name="ce19">
            <office:annotation draw:style-name="a13" svg:x="8.33333333333333in" svg:y="4.84375in" svg:width="3.89583333333333in" svg:height="2.25in">
              <dc:creator/>
              <text:p><text:span text:style-name="T1">1. Может ли быть что-то после знака @?</text:span></text:p>
              <text:p><text:span text:style-name="T1">2. Если поле оставить пустым и нажать на кнопку Submit должно появиться сообщение - Last Name must not be blank -</text:span></text:p>
              <text:p><text:span text:style-name="T1">- Почему в сообщении для поля Email должно быть написано Last Name must not be blank?</text:span></text:p>
              <text:p><text:span text:style-name="T1">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span></text:p>
              <text:p><text:span text:style-name="T1">3. Должно ли появляться сообщение об ошибке, если поле оставлено пустым, но кнопка Submit не нажата?</text:span></text:p>
              <text:p><text:span text:style-name="T1"><text:s/>-Ольга Гринёва</text:span></text:p>
            </office:annotation>
            <text:p>В поле Email встроена специальная проверка, которая проверяет наличие латиницы, обязательность @ и доменной зоны, например, .com. Требований к ограничению длины нет. В случае, если в это поле ввести просто буквы (кириллица или латиница), цифры или спецсимволы, должно появляться сообщение Email is not valid. Если поле оставить пустым и нажать на кнопку Submit должно появиться сообщение - Last Name must not be blank</text:p>
          </table:table-cell>
          <table:table-cell table:number-columns-repeated="25" table:style-name="ce2"/>
          <table:table-cell table:number-columns-repeated="16357"/>
        </table:table-row>
        <table:table-row table:style-name="ro6">
          <table:table-cell office:value-type="float" office:value="4" table:style-name="ce18">
            <text:p>4</text:p>
          </table:table-cell>
          <table:table-cell office:value-type="string" table:style-name="ce19">
            <office:annotation draw:style-name="a14" svg:x="8.33333333333333in" svg:y="4.78125in" svg:width="3.89583333333333in" svg:height="3.03125in">
              <dc:creator/>
              <text:p><text:span text:style-name="T1">1. В поле Address можно ввести только буквы, какие буквы? (можно ли вводить буквы в верхнем регистре?)</text:span></text:p>
              <text:p><text:span text:style-name="T1">2. При вводе цифр, букв и спецсимволов - Numbers and special characters are not allowed. - Каких букв, кириллицы или латиницы? Почему это не указано в сообщении об ошибке?</text:span></text:p>
              <text:p><text:span text:style-name="T1">3. Если поле оставить пустым и нажать на кнопку Submit должно появиться сообщение - Last Name must not be blank -</text:span></text:p>
              <text:p><text:span text:style-name="T1">- Почему в сообщении для поля Address должно быть написано Last Name must not be blank?</text:span></text:p>
              <text:p><text:span text:style-name="T1">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span></text:p>
              <text:p><text:span text:style-name="T1">4. Должно ли появляться сообщение об ошибке, если поле оставлено пустым, но кнопка Submit не нажата?</text:span></text:p>
              <text:p><text:span text:style-name="T1"><text:s/>-Ольга Гринёва</text:span></text:p>
            </office:annotation>
            <text:p>Address - можно ввести только буквы. Требований к ограничению длины нет. При вводе спецсимволов - Special characters are not allowed. Точка и запятая разрешены. При вводе кириллицы - Cyrillic are not allowed. При вводе кириллицы и спецсимволов - Cyrillic and special characters are not allowed. При вводе цифр, букв и спецсимволов - Numbers and special characters are not allowed. Если поле оставить пустым и нажать на кнопку Submit должно появиться сообщение - Last Name must not be blank</text:p>
          </table:table-cell>
          <table:table-cell table:number-columns-repeated="25" table:style-name="ce2"/>
          <table:table-cell table:number-columns-repeated="16357"/>
        </table:table-row>
        <table:table-row table:style-name="ro7">
          <table:table-cell office:value-type="float" office:value="5" table:style-name="ce18">
            <text:p>5</text:p>
          </table:table-cell>
          <table:table-cell office:value-type="string" table:style-name="ce19">
            <office:annotation draw:style-name="a15" svg:x="8.33333333333333in" svg:y="5.25in" svg:width="3.89583333333333in" svg:height="2.40625in">
              <dc:creator/>
              <text:p><text:span text:style-name="T1">1. Рекомендую сделать ограничение на длину мобильного номера.</text:span></text:p>
              <text:p><text:span text:style-name="T1">2. При вводе букв и спецсимволов - Numbers and special characters are not allowed. - Почему в требовании указано "букв", а в сообщении "numbers"?</text:span></text:p>
              <text:p><text:span text:style-name="T1">3. Если поле оставить пустым и нажать на кнопку Submit должно появиться сообщение - Mobile must not be blank. 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span></text:p>
              <text:p><text:span text:style-name="T1">4. Должно ли появляться сообщение об ошибке, если поле оставлено пустым, но кнопка Submit не нажата?</text:span></text:p>
              <text:p><text:span text:style-name="T1"><text:s/>-Ольга Гринёва</text:span></text:p>
            </office:annotation>
            <text:p>Mobile number - можно ввести только цифры. Требований к ограничению длины нет. При вводе спецсимволов - Special characters are not allowed. При вводе букв - Characters are not allowed. При вводе букв и спецсимволов - Numbers and special characters are not allowed. Если поле оставить пустым и нажать на кнопку Submit должно появиться сообщение - Mobile must not be blank</text:p>
          </table:table-cell>
          <table:table-cell table:number-columns-repeated="25" table:style-name="ce2"/>
          <table:table-cell table:number-columns-repeated="16357"/>
        </table:table-row>
        <table:table-row table:number-rows-repeated="973" table:style-name="ro1">
          <table:table-cell table:style-name="ce3"/>
          <table:table-cell table:number-columns-repeated="26" table:style-name="ce2"/>
          <table:table-cell table:number-columns-repeated="16357"/>
        </table:table-row>
        <table:table-row table:number-rows-repeated="1047577" table:style-name="ro8">
          <table:table-cell table:number-columns-repeated="16384"/>
        </table:table-row>
      </table:table>
      <table:table table:name="Check-list" table:style-name="ta1"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14">
            <text:p>Project</text:p>
          </table:table-cell>
          <table:covered-table-cell table:number-columns-repeated="2"/>
          <table:table-cell office:value-type="string" table:style-name="ce4">
            <text:p>Guru99 Telecom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14">
            <text:p>Date</text:p>
          </table:table-cell>
          <table:covered-table-cell table:number-columns-repeated="2"/>
          <table:table-cell office:value-type="date" office:date-value="2022-08-16T00:00:00" table:style-name="ce5">
            <text:p>16.08.202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14">
            <text:p>Build</text:p>
          </table:table-cell>
          <table:covered-table-cell table:number-columns-repeated="2"/>
          <table:table-cell office:value-type="string" table:style-name="ce4">
            <text:p>1.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14">
            <text:p>Tester</text:p>
          </table:table-cell>
          <table:covered-table-cell table:number-columns-repeated="2"/>
          <table:table-cell office:value-type="string" table:style-name="ce4">
            <text:p>Olga Grinyova</text:p>
          </table:table-cell>
          <table:table-cell table:number-columns-repeated="16380"/>
        </table:table-row>
        <table:table-row table:style-name="ro9">
          <table:table-cell office:value-type="string" table:number-columns-spanned="3" table:number-rows-spanned="1" table:style-name="ce14">
            <text:p>Environment</text:p>
          </table:table-cell>
          <table:covered-table-cell table:number-columns-repeated="2"/>
          <table:table-cell office:value-type="string" table:style-name="ce4">
            <text:p>Windows 10 Pro,</text:p>
            <text:p>Google Chrome 104.0.5112.81</text:p>
          </table:table-cell>
          <table:table-cell table:number-columns-repeated="16380"/>
        </table:table-row>
        <table:table-row table:style-name="ro10">
          <table:table-cell office:value-type="string" table:style-name="ce6">
            <text:p>Module</text:p>
          </table:table-cell>
          <table:table-cell office:value-type="string" table:style-name="ce6">
            <text:p>Element/</text:p>
            <text:p>function</text:p>
          </table:table-cell>
          <table:table-cell office:value-type="string" table:style-name="ce6">
            <text:p>Summary</text:p>
          </table:table-cell>
          <table:table-cell office:value-type="string" table:style-name="ce6">
            <text:p>Status</text:p>
          </table:table-cell>
          <table:table-cell table:number-columns-repeated="16380"/>
        </table:table-row>
        <table:table-row table:style-name="ro10">
          <table:table-cell office:value-type="string" table:number-columns-spanned="1" table:number-rows-spanned="25" table:style-name="ce15">
            <text:p>Main Page</text:p>
          </table:table-cell>
          <table:table-cell office:value-type="string" table:number-columns-spanned="1" table:number-rows-spanned="2" table:style-name="ce15">
            <text:p>Header</text:p>
          </table:table-cell>
          <table:table-cell office:value-type="string" table:style-name="ce7">
            <text:p>The service name "Guru99 telecom" is displayed in the profile header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1">
          <table:covered-table-cell/>
          <table:covered-table-cell/>
          <table:table-cell office:value-type="string" table:style-name="ce9">
            <text:p>Refreshing the page after clicking on the header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1">
          <table:covered-table-cell/>
          <table:table-cell office:value-type="string" table:number-columns-spanned="1" table:number-rows-spanned="2" table:style-name="ce15">
            <text:p>Picture with a phone</text:p>
          </table:table-cell>
          <table:table-cell office:value-type="string" table:style-name="ce10">
            <text:p>Picture with a phone is displayed on the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2">
          <table:covered-table-cell/>
          <table:covered-table-cell/>
          <table:table-cell office:value-type="string" table:style-name="ce9">
            <text:p>Picture with a phone is disabled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3">
          <table:covered-table-cell/>
          <table:table-cell office:value-type="string" table:number-columns-spanned="1" table:number-rows-spanned="3" table:style-name="ce15">
            <text:p>Add Customer button</text:p>
          </table:table-cell>
          <table:table-cell office:value-type="string" table:style-name="ce9">
            <text:p>The button is displayed on the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1">
          <table:covered-table-cell/>
          <table:covered-table-cell/>
          <table:table-cell office:value-type="string" table:style-name="ce9">
            <text:p>The description is displayed under the button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4">
          <table:covered-table-cell/>
          <table:covered-table-cell/>
          <table:table-cell office:value-type="string" table:style-name="ce9">
            <text:p>Redirect to the "Add Customer" page on button click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5">
          <table:covered-table-cell/>
          <table:table-cell office:value-type="string" table:number-columns-spanned="1" table:number-rows-spanned="3" table:style-name="ce15">
            <text:p>Add Tariff Plan button</text:p>
          </table:table-cell>
          <table:table-cell office:value-type="string" table:style-name="ce9">
            <text:p>The button is displayed on the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1">
          <table:covered-table-cell/>
          <table:covered-table-cell/>
          <table:table-cell office:value-type="string" table:style-name="ce9">
            <text:p>The description is displayed under the button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6">
          <table:covered-table-cell/>
          <table:covered-table-cell/>
          <table:table-cell office:value-type="string" table:style-name="ce9">
            <text:p>Redirect to the "Add Tariff Plan" page on button click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6">
          <table:covered-table-cell/>
          <table:table-cell office:value-type="string" table:number-columns-spanned="1" table:number-rows-spanned="3" table:style-name="ce15">
            <text:p>Add Tariff Plan to Customer button</text:p>
          </table:table-cell>
          <table:table-cell office:value-type="string" table:style-name="ce9">
            <text:p>The button is displayed on the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1">
          <table:covered-table-cell/>
          <table:covered-table-cell/>
          <table:table-cell office:value-type="string" table:style-name="ce9">
            <text:p>The description is displayed under the button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7">
          <table:covered-table-cell/>
          <table:covered-table-cell/>
          <table:table-cell office:value-type="string" table:style-name="ce9">
            <text:p>Redirect to the "Add Tariff Plan to Customer" page on button click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6">
          <table:covered-table-cell/>
          <table:table-cell office:value-type="string" table:number-columns-spanned="1" table:number-rows-spanned="3" table:style-name="ce15">
            <text:p>Pay Billing button</text:p>
          </table:table-cell>
          <table:table-cell office:value-type="string" table:style-name="ce9">
            <text:p>The button is displayed on the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5">
          <table:covered-table-cell/>
          <table:covered-table-cell/>
          <table:table-cell office:value-type="string" table:style-name="ce9">
            <text:p>The description is displayed under the button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8">
          <table:covered-table-cell/>
          <table:covered-table-cell/>
          <table:table-cell office:value-type="string" table:style-name="ce9">
            <text:p>Redirect to the "Pay Billing" page on button click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9" table:style-name="ce15">
            <text:p>Burger menu</text:p>
          </table:table-cell>
          <table:table-cell office:value-type="string" table:style-name="ce9">
            <text:p>Burger menu is displayed on the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9">
            <text:p>Active buttons are located at the menu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9">
            <text:p>Close the menu with the Close button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9">
            <text:p>Close the menu by clicking on any place on the sit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9">
            <text:p>"Home" button close the menu and refresh the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0">
          <table:covered-table-cell/>
          <table:covered-table-cell/>
          <table:table-cell office:value-type="string" table:style-name="ce9">
            <text:p>"Add Customer" button redirect to the Add Customer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0">
          <table:covered-table-cell/>
          <table:covered-table-cell/>
          <table:table-cell office:value-type="string" table:style-name="ce9">
            <text:p>"Add Tariff Plans" button redirect to the Add Tariff Plan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0">
          <table:covered-table-cell/>
          <table:covered-table-cell/>
          <table:table-cell office:value-type="string" table:style-name="ce9">
            <text:p>"Add Tariff Plan to Customer" button redirect to the Add Tariff Plan to Customer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9">
            <text:p>"Pay Billing" button redirect to the Pay Billing page</text:p>
          </table:table-cell>
          <table:table-cell office:value-type="string" table:style-name="ce8">
            <text:p>Passed</text:p>
          </table:table-cell>
          <table:table-cell table:number-columns-repeated="16380"/>
        </table:table-row>
        <table:table-row table:number-rows-repeated="38" table:style-name="ro1">
          <table:table-cell table:style-name="ce11"/>
          <table:table-cell table:number-columns-repeated="2" table:style-name="ce12"/>
          <table:table-cell table:style-name="ce13"/>
          <table:table-cell table:number-columns-repeated="16380"/>
        </table:table-row>
        <table:table-row table:number-rows-repeated="104850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chael</dc:creator>
    <dc:date>2022-09-14T13:53:34Z</dc:date>
  </office:meta>
</office:document-meta>
</file>